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959" officeooo:paragraph-rsid="0001e959"/>
    </style:style>
    <style:style style:name="P2" style:family="paragraph" style:parent-style-name="Standard">
      <style:text-properties fo:font-size="18pt" officeooo:rsid="0001e959" officeooo:paragraph-rsid="0001e959" style:font-size-asian="18pt" style:font-size-complex="18pt"/>
    </style:style>
    <style:style style:name="P3" style:family="paragraph" style:parent-style-name="Standard">
      <style:text-properties fo:font-size="18pt" officeooo:rsid="00027912" officeooo:paragraph-rsid="00027912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1e959" officeooo:paragraph-rsid="0001e959" style:font-size-asian="28pt" style:font-size-complex="28pt"/>
    </style:style>
    <style:style style:name="P5" style:family="paragraph" style:parent-style-name="Standard">
      <style:text-properties fo:font-size="18pt" officeooo:rsid="00027912" officeooo:paragraph-rsid="00027912" style:font-size-asian="18pt" style:font-size-complex="18pt"/>
    </style:style>
    <style:style style:name="P6" style:family="paragraph" style:parent-style-name="Standard">
      <style:text-properties fo:font-size="18pt" officeooo:rsid="00027912" officeooo:paragraph-rsid="0002c6e6" style:font-size-asian="18pt" style:font-size-complex="18pt"/>
    </style:style>
    <style:style style:name="P7" style:family="paragraph" style:parent-style-name="Standard">
      <style:text-properties fo:font-size="18pt" officeooo:rsid="0002c6e6" officeooo:paragraph-rsid="0002c6e6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arn More Button</text:p>
      <text:p text:style-name="P1"/>
      <text:p text:style-name="P2">Affiche toutes les infos de l’annonce sans recharger la page</text:p>
      <text:p text:style-name="P2">PAS DE POPUP. Faire un deroulant.</text:p>
      <text:p text:style-name="P2"/>
      <text:p text:style-name="P2">Doit etre link sur l’API avec possibilite de changer la database en direct</text:p>
      <text:p text:style-name="P2"/>
      <text:p text:style-name="P4"/>
      <text:p text:style-name="P4"/>
      <text:p text:style-name="P4">Apply button</text:p>
      <text:p text:style-name="P1"/>
      <text:p text:style-name="P2">Ouvre un formulaire pour postuler</text:p>
      <text:p text:style-name="P2">Remplir infos + un message</text:p>
      <text:p text:style-name="P2">S’ajoute dans la database</text:p>
      <text:p text:style-name="P2"/>
      <text:p text:style-name="P4"/>
      <text:p text:style-name="P4"/>
      <text:p text:style-name="P4">Authentification</text:p>
      <text:p text:style-name="P1"/>
      <text:p text:style-name="P2">Inscription → Remplissage Infos (nom, emain, etc…)</text:p>
      <text:p text:style-name="P2"/>
      <text:p text:style-name="P2">Pour ceux qui sont deja inscrit → Postulation DIRECT avec infos deja rentree lors de l’inscription + message (textarea)</text:p>
      <text:p text:style-name="P2"/>
      <text:p text:style-name="P4"/>
      <text:p text:style-name="P4"/>
      <text:p text:style-name="P4">Admin access</text:p>
      <text:p text:style-name="P1"/>
      <text:p text:style-name="P2">Creer une page pour gerer la databse (Creer, uptade, delete)</text:p>
      <text:p text:style-name="P2">Page accessible SEULEMENT pour admin</text:p>
      <text:p text:style-name="P2"/>
      <text:p text:style-name="P2">Sinon redirige vers page des annonces</text:p>
      <text:p text:style-name="P2">FAIRE TABLEAU DANS UN FORM ?</text:p>
      <text:p text:style-name="P3"><text:soft-page-break/>Orga Database </text:p>
      <text:p text:style-name="P3">Ads : Index, Title, People, Message</text:p>
      <text:p text:style-name="P3">Company : Index, Name, adress</text:p>
      <text:p text:style-name="P3">Job : Index, Description</text:p>
      <text:p text:style-name="P3">People : Index, Id, Password, Lastname, Firstname, Email, Number</text:p>
      <text:p text:style-name="P3"/>
      <text:p text:style-name="P3"/>
      <text:p text:style-name="P7">ACCES DATABASE : </text:p>
      <text:p text:style-name="P6"><text:s text:c="2"/>host: "db753979078.db.1and1.com",</text:p>
      <text:p text:style-name="P6"><text:s text:c="2"/>user: "dbo753979078",</text:p>
      <text:p text:style-name="P6"><text:s text:c="2"/>password: "Board_job_epitech_2018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6:14:32.015580125</meta:creation-date>
    <dc:date>2018-09-20T08:40:55.605436107</dc:date>
    <meta:editing-duration>PT13M2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25" meta:word-count="139" meta:character-count="915" meta:non-whitespace-character-count="793"/>
  </office:meta>
</office:document-meta>
</file>